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 style:list-style-name="L2"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unciado.</text:p>
      <text:p text:style-name="P1">Dado el fichero:</text:p>
      <text:p text:style-name="P1">LMSGI06_TARE_R01.sql (1.71 KB)</text:p>
      <text:p text:style-name="P1"/>
      <text:p text:style-name="P1">Generar un esquema XSD que sirva para describir en XML dicha base de datos relacional. Crear el documento XML correspondiente a dicha base de datos.</text:p>
      <text:p text:style-name="P1"/>
      <text:p text:style-name="P1">Una vez realizado estos documentos realizar las siguientes consultas XQuery sobre los datos:</text:p>
      <text:p text:style-name="P1"/>
      <text:list xml:id="list3781084780077918117" text:style-name="L2">
        <text:list-item>
          <text:p text:style-name="P3">Obtener el nombre de todos los alumnos matriculados en algún módulo.</text:p>
        </text:list-item>
        <text:list-item>
          <text:p text:style-name="P3">Obtener las calificaciones del alumno de código "n43483437" en cada módulo.</text:p>
        </text:list-item>
        <text:list-item>
          <text:p text:style-name="P3">Obtener el nombre y el teléfono de cada alumno ordenado por apellidos de forma descendiente.</text:p>
        </text:list-item>
        <text:list-item>
          <text:p text:style-name="P3">¿Cuántos módulos hay?</text:p>
        </text:list-item>
        <text:list-item>
          <text:p text:style-name="P3">Obtener los nombres de los alumnos matriculados en LMSGI y sus notas ordenado por notas.</text:p>
        </text:list-item>
        <text:list-item>
          <text:p text:style-name="P3">Obtener los nombres y las calificaciones de los matriculados en FH que han aprob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1M6S</meta:editing-duration>
    <meta:editing-cycles>4</meta:editing-cycles>
    <meta:generator>OpenOffice/4.1.9$Win32 OpenOffice.org_project/419m1$Build-9805</meta:generator>
    <dc:date>2021-04-22T21:36:32.72</dc:date>
    <meta:document-statistic meta:table-count="0" meta:image-count="0" meta:object-count="0" meta:page-count="1" meta:paragraph-count="11" meta:word-count="120" meta:character-count="736"/>
    <meta:user-defined meta:name="Info 1"/>
    <meta:user-defined meta:name="Info 2"/>
    <meta:user-defined meta:name="Info 3"/>
    <meta:user-defined meta:name="Info 4"/>
  </office:meta>
</office:document-meta>
</file>